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2429in"/>
    </style:style>
    <style:style style:name="co3" style:family="table-column">
      <style:table-column-properties fo:break-before="auto" style:column-width="6.2102in"/>
    </style:style>
    <style:style style:name="co4" style:family="table-column">
      <style:table-column-properties fo:break-before="auto" style:column-width="5.9217in"/>
    </style:style>
    <style:style style:name="co5" style:family="table-column">
      <style:table-column-properties fo:break-before="auto" style:column-width="3.43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cccccc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color="#b2b2b2" fo:font-style="italic" style:font-style-asian="italic" style:font-style-complex="italic"/>
    </style:style>
    <style:style style:name="ce9" style:family="table-cell" style:parent-style-name="Defaul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1" table:number-columns-repeated="1018" table:default-cell-style-name="Default"/>
        <table:table-row table:style-name="ro1">
          <table:table-cell table:style-name="ce1"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hythmEcho 0.8.2_0.Ldelay unit.L smoother [Time] </text:p>
          </table:table-cell>
          <table:table-cell office:value-type="string" calcext:value-type="string">
            <text:p><text:s/>RhythmEcho 0.8.2_0.Ldelay unit.smoother var [Value]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6" office:value-type="string" calcext:value-type="string">
            <text:p>RhythmEcho 0.8.2_0.L delay calculator.env detect.Env Follower (9A, 10R) [Release] </text:p>
          </table:table-cell>
          <table:table-cell table:style-name="ce6" office:value-type="string" calcext:value-type="string">
            <text:p><text:s/>RhythmEcho 0.8.2_0.R delay calculator.env detect.Env Follower (9A, 10R) [Release]</text:p>
          </table:table-cell>
          <table:table-cell table:style-name="ce6"/>
          <table:table-cell/>
          <table:table-cell table:style-name="ce8" table:number-columns-repeated="1018"/>
        </table:table-row>
        <table:table-row table:style-name="ro1">
          <table:table-cell/>
          <table:table-cell office:value-type="string" calcext:value-type="string">
            <text:p>RhythmEcho 0.8.2_0.L delay calculator.env detect.rise time (5) [Value] </text:p>
          </table:table-cell>
          <table:table-cell office:value-type="string" calcext:value-type="string">
            <text:p><text:s/>RhythmEcho 0.8.2_0.R delay calculator.env detect [L rise time]</text:p>
          </table:table-cell>
          <table:table-cell/>
          <table:table-cell table:style-name="ce5"/>
          <table:table-cell table:style-name="ce9" table:number-columns-repeated="1018"/>
        </table:table-row>
        <table:table-row table:style-name="ro1">
          <table:table-cell table:style-name="ce3"/>
          <table:table-cell table:style-name="ce6" office:value-type="string" calcext:value-type="string">
            <text:p>RhythmEcho 0.8.2_0.L delay calculator.env detect.ratio (6) [Value] </text:p>
          </table:table-cell>
          <table:table-cell table:style-name="ce6" office:value-type="string" calcext:value-type="string">
            <text:p><text:s/>RhythmEcho 0.8.2_0.R delay calculator.env detect.ratio (6) [Value]</text:p>
          </table:table-cell>
          <table:table-cell table:style-name="ce6"/>
          <table:table-cell/>
          <table:table-cell table:style-name="ce9" table:number-columns-repeated="1018"/>
        </table:table-row>
        <table:table-row table:style-name="ro1">
          <table:table-cell table:style-name="ce3"/>
          <table:table-cell table:style-name="ce6" office:value-type="string" calcext:value-type="string">
            <text:p>RhythmEcho 0.8.2_0.Ldelay unit.Smoother I/O [Modulation] </text:p>
          </table:table-cell>
          <table:table-cell table:style-name="ce6" office:value-type="string" calcext:value-type="string">
            <text:p><text:s/>RhythmEcho 0.8.2_0.Ldelay unit.L smoother [Mode]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hythmEcho 0.8.2_0.Ldelay unit.L Smoother type.ParamMod==&gt;smoother time (16) [Modulation] <text:s/></text:p>
          </table:table-cell>
          <table:table-cell office:value-type="string" calcext:value-type="string">
            <text:p><text:s/>RhythmEcho 0.8.2_0.Ldelay unit.L smoother [Tim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hythmEcho 0.8.2_0.Rdelay unit.R smoother [Time] </text:p>
          </table:table-cell>
          <table:table-cell office:value-type="string" calcext:value-type="string">
            <text:p><text:s/>RhythmEcho 0.8.2_0.Rdelay unit.smoother var [Value]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6" office:value-type="string" calcext:value-type="string">
            <text:p>RhythmEcho 0.8.2_0.Rdelay unit.Smoother I/O [Modulation] </text:p>
          </table:table-cell>
          <table:table-cell table:style-name="ce6" office:value-type="string" calcext:value-type="string">
            <text:p><text:s/>RhythmEcho 0.8.2_0.Rdelay unit.R smoother [Mode]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RhythmEcho 0.8.2_0.Rdelay unit.R Smoother type.ParamMod==&gt;smoother time (16) [Modulation] <text:s/></text:p>
          </table:table-cell>
          <table:table-cell table:style-name="ce7" office:value-type="string" calcext:value-type="string">
            <text:p><text:s/>RhythmEcho 0.8.2_0.Rdelay unit.R smoother [Time]</text:p>
          </table:table-cell>
          <table:table-cell table:style-name="Default"/>
          <table:table-cell table:style-name="ce7"/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B2:Sheet1.B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22:40:55.3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1:04:12.503000000</meta:creation-date>
    <dc:date>2022-07-21T22:55:59.754000000</dc:date>
    <meta:editing-duration>P1DT4H11M18S</meta:editing-duration>
    <meta:editing-cycles>2</meta:editing-cycles>
    <meta:generator>LibreOffice/7.3.0.3$Windows_X86_64 LibreOffice_project/0f246aa12d0eee4a0f7adcefbf7c878fc2238db3</meta:generator>
    <meta:document-statistic meta:table-count="1" meta:cell-count="18" meta:object-count="0"/>
  </office:meta>
</office:document-meta>
</file>